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Heading_20_2">
      <style:paragraph-properties fo:margin-left="0cm" fo:margin-right="-0.053cm" fo:text-indent="0cm" style:auto-text-indent="false"/>
    </style:style>
    <style:style style:name="P3" style:family="paragraph" style:parent-style-name="Text_20_body">
      <style:text-properties fo:font-weight="normal" style:font-weight-asian="normal" style:font-weight-complex="normal"/>
    </style:style>
    <style:style style:name="P4" style:family="paragraph" style:parent-style-name="Text_20_body">
      <style:paragraph-properties fo:text-align="justify" style:justify-single-word="false"/>
      <style:text-properties fo:font-weight="normal" style:font-weight-asian="normal" style:font-weight-complex="normal"/>
    </style:style>
    <style:style style:name="P5" style:family="paragraph" style:parent-style-name="Text_20_body">
      <style:text-properties fo:font-weight="bold" style:font-weight-asian="bold" style:font-weight-complex="bold"/>
    </style:style>
    <style:style style:name="T1" style:family="text">
      <style:text-properties style:font-name="Times New Roman"/>
    </style:style>
    <style:style style:name="T2" style:family="text">
      <style:text-properties style:font-name="Times New Roman"/>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T8643 SNTP server and ethernet remote (PT5300 option)</text:h>
      <text:h text:style-name="Heading_20_2" text:outline-level="2">Features:</text:h>
      <text:list xml:id="list29562661" text:style-name="L1">
        <text:list-item>
          <text:p text:style-name="P1">Enables the PT5300 to function as SNTP server</text:p>
        </text:list-item>
        <text:list-item>
          <text:p text:style-name="P1">Precise time information via GPS (requires PT8616 GPS option)</text:p>
        </text:list-item>
        <text:list-item>
          <text:p text:style-name="P1">Remote control and status monitoring of PT5300 via ethernet</text:p>
          <text:list>
            <text:list-item>
              <text:p text:style-name="P1">Control the PT5300 and options via ethernet from anywhere</text:p>
            </text:list-item>
          </text:list>
        </text:list-item>
        <text:list-item>
          <text:p text:style-name="P1">Easy setup:</text:p>
          <text:list>
            <text:list-item>
              <text:p text:style-name="P1">Static IP address or dynamic IP via DHCP</text:p>
            </text:list-item>
            <text:list-item>
              <text:p text:style-name="P1">Find your PT5300 on the ethernet by the Netfinder protocol</text:p>
            </text:list-item>
          </text:list>
        </text:list-item>
      </text:list>
      <text:h text:style-name="Heading_20_2" text:outline-level="2">General description</text:h>
      <text:p text:style-name="Text_20_body">The PT8643 NTP server and ethernet remote acts as a two in one option. Using it together with the PT8616 GPS lock option, it can serve as a very precise (stratum 1) SNTP time server. This enables you to execute automatic playlists in time, down to the milli second.</text:p>
      <text:p text:style-name="Text_20_body">It also acts as an ethernet gateway to control your PT5300. Plug it to your LAN, and it replaces the RS232, from where you can, through Telnet control the PT5300 using the standard remote commands. This enables you to control your PT5300 from any computer in the building with ethernet access.</text:p>
      <text:h text:style-name="P2" text:outline-level="2">Technical Specifications:</text:h>
      <text:p text:style-name="P5">Ethernet</text:p>
      <text:p text:style-name="P3">Connector.......................................................................................................................................RJ45</text:p>
      <text:p text:style-name="P4">Speed.......................................................................................................................................10 Mbit/s</text:p>
      <text:p text:style-name="P4">Protocol........................................................................................................................................Telnet</text:p>
      <text:p text:style-name="P4">DHCP................................................................................................................................................yes</text:p>
      <text:p text:style-name="P4">Static IP.............................................................................................................................................yes</text:p>
      <text:p text:style-name="P4"/>
      <text:p text:style-name="P5">SNTP</text:p>
      <text:p text:style-name="P4">Stratum level................................................................................................................................level 1</text:p>
      <text:p text:style-name="P4">Precision.....................................................................................................................................&lt; 50<text:span text:style-name="T1">m</text:span><text:span text:style-name="T1">s</text:span></text:p>
      <text:p text:style-name="P4"><text:span text:style-name="T1">Requests pr. second....................................................................................................................max 10</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7-05-10T12:15:00</meta:creation-date>
    <dc:date>2010-08-13T10:40:29.89</dc:date>
    <meta:print-date>2010-08-13T10:29:58.93</meta:print-date>
    <meta:editing-cycles>65</meta:editing-cycles>
    <meta:editing-duration>PT11H15M37S</meta:editing-duration>
    <meta:document-statistic meta:table-count="0" meta:image-count="0" meta:object-count="0" meta:page-count="1" meta:paragraph-count="23" meta:word-count="193" meta:character-count="2203"/>
    <meta:user-defined meta:name="Info 1"/>
    <meta:user-defined meta:name="Info 2"/>
    <meta:user-defined meta:name="Info 3"/>
    <meta:user-defined meta:name="Info 4"/>
  </office:meta>
</office:document-meta>
</file>